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style:font-name-asian="Times New Roman" fo:font-size="14pt" style:font-size-asian="14pt"/>
    </style:style>
    <style:style style:name="P5" style:parent-style-name="Normal" style:family="paragraph">
      <style:text-properties style:font-name-asian="Times New Roman" fo:font-size="14pt" style:font-size-asian="14pt"/>
    </style:style>
    <style:style style:name="P6" style:parent-style-name="Normal" style:family="paragraph">
      <style:text-properties style:font-name-asian="Times New Roman" fo:font-size="14pt" style:font-size-asian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Répartition de la consommation électrique</text:p>
      <text:p text:style-name="P2">Selon les données on dispose d’une armoire de 650A relié a une alimentation normale de 220 Volts<text:s/></text:p>
      <text:p text:style-name="Normal"><text:span text:style-name="T3">Ainsi<text:s/></text:span><draw:frame draw:style-name="a0" text:anchor-type="as-char" svg:x="0in" svg:y="0in" svg:width="0.775in" svg:height="0.23333in" style:rel-width="scale" style:rel-height="scale"><draw:object xlink:href="Object 1/" xlink:type="simple" xlink:show="embed" xlink:actuate="onLoad"/></draw:frame><text:span text:style-name="T4"><text:s/>Donc l’armoire peut délivrer<text:s/></text:span><draw:frame draw:style-name="a1" text:anchor-type="as-char" svg:x="0in" svg:y="0in" svg:width="2.34167in" svg:height="0.23333in" style:rel-width="scale" style:rel-height="scale"><draw:object xlink:href="Object 2/" xlink:type="simple" xlink:show="embed" xlink:actuate="onLoad"/></draw:frame></text:p>
      <text:p text:style-name="P5">On dispose de 143000 Watts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9T09:03:00Z</meta:creation-date>
    <dc:date>2017-12-19T09:13:00Z</dc:date>
    <meta:template xlink:href="Normal.dotm" xlink:type="simple"/>
    <meta:editing-cycles>1</meta:editing-cycles>
    <meta:editing-duration>PT240S</meta:editing-duration>
    <meta:document-statistic meta:page-count="1" meta:paragraph-count="1" meta:word-count="35" meta:character-count="232" meta:row-count="1" meta:non-whitespace-character-count="198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o>=</mml:mo>
  <mml:mi>U</mml:mi>
  <mml:mi>*</mml:mi>
  <mml:mi>I</mml:mi>
</mml:math>
</file>

<file path=Object 2/content.xml><?xml version="1.0" encoding="utf-8"?>
<mml:math xmlns:mml="http://www.w3.org/1998/Math/MathML" xmlns:m="http://schemas.openxmlformats.org/officeDocument/2006/math">
  <mml:mi>P</mml:mi>
  <mml:mo>=</mml:mo>
  <mml:mn>650</mml:mn>
  <mml:mi>*</mml:mi>
  <mml:mn>220</mml:mn>
  <mml:mo>=</mml:mo>
  <mml:mn>143</mml:mn>
  <mml:mi> </mml:mi>
  <mml:mn>000</mml:mn>
  <mml:mi>W</mml:mi>
</mml:math>
</file>